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ObjectReplacements/Object 1" manifest:media-type="application/x-openoffice-gdimetafile;windows_formatname=&quot;GDIMetaFile&quot;"/>
  <manifest:file-entry manifest:full-path="Object 1/content.xml" manifest:media-type="text/xml"/>
  <manifest:file-entry manifest:full-path="Object 1/styles.xml" manifest:media-type="text/xml"/>
  <manifest:file-entry manifest:full-path="Object 1/meta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1.33mm"/>
    </style:style>
    <style:style style:name="co2" style:family="table-column">
      <style:table-column-properties fo:break-before="auto" style:column-width="24.32mm"/>
    </style:style>
    <style:style style:name="co3" style:family="table-column">
      <style:table-column-properties fo:break-before="auto" style:column-width="27.04mm"/>
    </style:style>
    <style:style style:name="co4" style:family="table-column">
      <style:table-column-properties fo:break-before="auto" style:column-width="28.4mm"/>
    </style:style>
    <style:style style:name="co5" style:family="table-column">
      <style:table-column-properties fo:break-before="auto" style:column-width="37.94mm"/>
    </style:style>
    <style:style style:name="co6" style:family="table-column">
      <style:table-column-properties fo:break-before="auto" style:column-width="38.75mm"/>
    </style:style>
    <style:style style:name="co7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gr1" style:family="graphic">
      <style:graphic-properties draw:stroke="none" draw:fill="none" draw:textarea-horizontal-align="center" draw:textarea-vertical-align="middle" draw:ole-draw-aspect="1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table table:name="Sheet1" table:style-name="ta1">
        <table:shapes>
          <draw:frame draw:z-index="0" draw:style-name="gr1" draw:text-style-name="P1" svg:width="277.58mm" svg:height="144.23mm" svg:x="-0.16mm" svg:y="0mm">
            <loext:p draw:notify-on-update-of-ranges="Sheet1.B1:Sheet1.B1 Sheet1.B2:Sheet1.B11 Sheet1.H1:Sheet1.H1 Sheet1.H2:Sheet1.H11 Sheet1.G1:Sheet1.G1 Sheet1.G2:Sheet1.G11 Sheet1.E1:Sheet1.E1 Sheet1.E2:Sheet1.E11 Sheet1.F1:Sheet1.F1 Sheet1.F2:Sheet1.F11 Sheet1.D1:Sheet1.D1 Sheet1.D2:Sheet1.D11 Sheet1.C1:Sheet1.C1 Sheet1.C2:Sheet1.C11"/>
            <draw:object xlink:href="./Object 1" xlink:type="simple" xlink:show="embed" xlink:actuate="onLoad"/>
            <draw:image xlink:href="./ObjectReplacements/Object 1" xlink:type="simple" xlink:show="embed" xlink:actuate="onLoad"/>
          </draw:frame>
        </table:shape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3" table:number-columns-repeated="2" table:default-cell-style-name="Default"/>
        <table:table-column table:style-name="co6" table:default-cell-style-name="Default"/>
        <table:table-row table:style-name="ro1">
          <table:table-cell office:value-type="string" calcext:value-type="string">
            <text:p>arquivo</text:p>
          </table:table-cell>
          <table:table-cell office:value-type="string" calcext:value-type="string">
            <text:p>tamanho_grid</text:p>
          </table:table-cell>
          <table:table-cell office:value-type="string" calcext:value-type="string">
            <text:p>Serial</text:p>
          </table:table-cell>
          <table:table-cell office:value-type="string" calcext:value-type="string">
            <text:p>Pthreads</text:p>
          </table:table-cell>
          <table:table-cell office:value-type="string" calcext:value-type="string">
            <text:p>OpenMP Tasks</text:p>
          </table:table-cell>
          <table:table-cell office:value-type="string" calcext:value-type="string">
            <text:p>OpenMP</text:p>
          </table:table-cell>
          <table:table-cell office:value-type="string" calcext:value-type="string">
            <text:p>CUDA</text:p>
          </table:table-cell>
          <table:table-cell office:value-type="string" calcext:value-type="string">
            <text:p>CUDA Shared Memory</text:p>
          </table:table-cell>
        </table:table-row>
        <table:table-row table:style-name="ro1">
          <table:table-cell office:value-type="string" calcext:value-type="string">
            <text:p>arq_3000.in</text:p>
          </table:table-cell>
          <table:table-cell office:value-type="float" office:value="1000" calcext:value-type="float">
            <text:p>1000</text:p>
          </table:table-cell>
          <table:table-cell office:value-type="float" office:value="67.3785090446" calcext:value-type="float">
            <text:p>67,3785090446</text:p>
          </table:table-cell>
          <table:table-cell office:value-type="float" office:value="37.3805179596" calcext:value-type="float">
            <text:p>37,3805179596</text:p>
          </table:table-cell>
          <table:table-cell office:value-type="float" office:value="36.6053090096" calcext:value-type="float">
            <text:p>36,6053090096</text:p>
          </table:table-cell>
          <table:table-cell office:value-type="float" office:value="36.2584908009" calcext:value-type="float">
            <text:p>36,2584908009</text:p>
          </table:table-cell>
          <table:table-cell office:value-type="float" office:value="33.9187350273" calcext:value-type="float">
            <text:p>33,9187350273</text:p>
          </table:table-cell>
          <table:table-cell office:value-type="float" office:value="13.485314846" calcext:value-type="float">
            <text:p>13,485314846</text:p>
          </table:table-cell>
        </table:table-row>
        <table:table-row table:style-name="ro1">
          <table:table-cell office:value-type="string" calcext:value-type="string">
            <text:p>arq_3001.in</text:p>
          </table:table-cell>
          <table:table-cell office:value-type="float" office:value="2000" calcext:value-type="float">
            <text:p>2000</text:p>
          </table:table-cell>
          <table:table-cell office:value-type="float" office:value="270.122245073" calcext:value-type="float">
            <text:p>270,122245073</text:p>
          </table:table-cell>
          <table:table-cell office:value-type="float" office:value="231.383682013" calcext:value-type="float">
            <text:p>231,383682013</text:p>
          </table:table-cell>
          <table:table-cell office:value-type="float" office:value="143.272667885" calcext:value-type="float">
            <text:p>143,272667885</text:p>
          </table:table-cell>
          <table:table-cell office:value-type="float" office:value="147.152778864" calcext:value-type="float">
            <text:p>147,152778864</text:p>
          </table:table-cell>
          <table:table-cell office:value-type="float" office:value="135.39635396" calcext:value-type="float">
            <text:p>135,39635396</text:p>
          </table:table-cell>
          <table:table-cell office:value-type="float" office:value="52.7332720757" calcext:value-type="float">
            <text:p>52,7332720757</text:p>
          </table:table-cell>
        </table:table-row>
        <table:table-row table:style-name="ro1">
          <table:table-cell office:value-type="string" calcext:value-type="string">
            <text:p>arq_3002.in</text:p>
          </table:table-cell>
          <table:table-cell office:value-type="float" office:value="3000" calcext:value-type="float">
            <text:p>3000</text:p>
          </table:table-cell>
          <table:table-cell office:value-type="float" office:value="606.290369987" calcext:value-type="float">
            <text:p>606,290369987</text:p>
          </table:table-cell>
          <table:table-cell office:value-type="float" office:value="329.464223146" calcext:value-type="float">
            <text:p>329,464223146</text:p>
          </table:table-cell>
          <table:table-cell office:value-type="float" office:value="319.465327978" calcext:value-type="float">
            <text:p>319,465327978</text:p>
          </table:table-cell>
          <table:table-cell office:value-type="float" office:value="329.507287979" calcext:value-type="float">
            <text:p>329,507287979</text:p>
          </table:table-cell>
          <table:table-cell office:value-type="float" office:value="304.606456041" calcext:value-type="float">
            <text:p>304,606456041</text:p>
          </table:table-cell>
          <table:table-cell office:value-type="float" office:value="117.909232855" calcext:value-type="float">
            <text:p>117,909232855</text:p>
          </table:table-cell>
        </table:table-row>
        <table:table-row table:style-name="ro1">
          <table:table-cell office:value-type="string" calcext:value-type="string">
            <text:p>arq_3003.in</text:p>
          </table:table-cell>
          <table:table-cell office:value-type="float" office:value="4000" calcext:value-type="float">
            <text:p>4000</text:p>
          </table:table-cell>
          <table:table-cell office:value-type="float" office:value="1119.37512207" calcext:value-type="float">
            <text:p>1119,37512207</text:p>
          </table:table-cell>
          <table:table-cell office:value-type="float" office:value="580.273646832" calcext:value-type="float">
            <text:p>580,273646832</text:p>
          </table:table-cell>
          <table:table-cell office:value-type="float" office:value="565.330203056" calcext:value-type="float">
            <text:p>565,330203056</text:p>
          </table:table-cell>
          <table:table-cell office:value-type="float" office:value="581.774564028" calcext:value-type="float">
            <text:p>581,774564028</text:p>
          </table:table-cell>
          <table:table-cell office:value-type="float" office:value="547.693758011" calcext:value-type="float">
            <text:p>547,693758011</text:p>
          </table:table-cell>
          <table:table-cell office:value-type="float" office:value="210.813822031" calcext:value-type="float">
            <text:p>210,813822031</text:p>
          </table:table-cell>
        </table:table-row>
        <table:table-row table:style-name="ro1">
          <table:table-cell office:value-type="string" calcext:value-type="string">
            <text:p>arq_3004.in</text:p>
          </table:table-cell>
          <table:table-cell office:value-type="float" office:value="5000" calcext:value-type="float">
            <text:p>5000</text:p>
          </table:table-cell>
          <table:table-cell office:value-type="float" office:value="1683.35314298" calcext:value-type="float">
            <text:p>1683,35314298</text:p>
          </table:table-cell>
          <table:table-cell office:value-type="float" office:value="903.785011053" calcext:value-type="float">
            <text:p>903,785011053</text:p>
          </table:table-cell>
          <table:table-cell office:value-type="float" office:value="882.014249086" calcext:value-type="float">
            <text:p>882,014249086</text:p>
          </table:table-cell>
          <table:table-cell office:value-type="float" office:value="905.167304039" calcext:value-type="float">
            <text:p>905,167304039</text:p>
          </table:table-cell>
          <table:table-cell office:value-type="float" office:value="849.477785826" calcext:value-type="float">
            <text:p>849,477785826</text:p>
          </table:table-cell>
          <table:table-cell office:value-type="float" office:value="330.82465291" calcext:value-type="float">
            <text:p>330,82465291</text:p>
          </table:table-cell>
        </table:table-row>
        <table:table-row table:style-name="ro1">
          <table:table-cell office:value-type="string" calcext:value-type="string">
            <text:p>arq_3005.in</text:p>
          </table:table-cell>
          <table:table-cell office:value-type="float" office:value="6000" calcext:value-type="float">
            <text:p>6000</text:p>
          </table:table-cell>
          <table:table-cell office:value-type="float" office:value="2430.45656896" calcext:value-type="float">
            <text:p>2430,45656896</text:p>
          </table:table-cell>
          <table:table-cell office:value-type="float" office:value="1298.57569814" calcext:value-type="float">
            <text:p>1298,57569814</text:p>
          </table:table-cell>
          <table:table-cell office:value-type="float" office:value="1272.40092206" calcext:value-type="float">
            <text:p>1272,40092206</text:p>
          </table:table-cell>
          <table:table-cell office:value-type="float" office:value="1297.26960206" calcext:value-type="float">
            <text:p>1297,26960206</text:p>
          </table:table-cell>
          <table:table-cell office:value-type="float" office:value="1232.49102902" calcext:value-type="float">
            <text:p>1232,49102902</text:p>
          </table:table-cell>
          <table:table-cell office:value-type="float" office:value="473.899220943" calcext:value-type="float">
            <text:p>473,899220943</text:p>
          </table:table-cell>
        </table:table-row>
        <table:table-row table:style-name="ro1">
          <table:table-cell office:value-type="string" calcext:value-type="string">
            <text:p>arq_3006.in</text:p>
          </table:table-cell>
          <table:table-cell office:value-type="float" office:value="7000" calcext:value-type="float">
            <text:p>7000</text:p>
          </table:table-cell>
          <table:table-cell office:value-type="float" office:value="3302.32450104" calcext:value-type="float">
            <text:p>3302,32450104</text:p>
          </table:table-cell>
          <table:table-cell office:value-type="float" office:value="1761.11435318" calcext:value-type="float">
            <text:p>1761,11435318</text:p>
          </table:table-cell>
          <table:table-cell office:value-type="float" office:value="1726.56234884" calcext:value-type="float">
            <text:p>1726,56234884</text:p>
          </table:table-cell>
          <table:table-cell office:value-type="float" office:value="1759.31592202" calcext:value-type="float">
            <text:p>1759,31592202</text:p>
          </table:table-cell>
          <table:table-cell office:value-type="float" office:value="1662.84190702" calcext:value-type="float">
            <text:p>1662,84190702</text:p>
          </table:table-cell>
          <table:table-cell office:value-type="float" office:value="641.938765049" calcext:value-type="float">
            <text:p>641,938765049</text:p>
          </table:table-cell>
        </table:table-row>
        <table:table-row table:style-name="ro1">
          <table:table-cell office:value-type="string" calcext:value-type="string">
            <text:p>arq_3007.in</text:p>
          </table:table-cell>
          <table:table-cell office:value-type="float" office:value="8000" calcext:value-type="float">
            <text:p>8000</text:p>
          </table:table-cell>
          <table:table-cell office:value-type="float" office:value="4323.86851406" calcext:value-type="float">
            <text:p>4323,86851406</text:p>
          </table:table-cell>
          <table:table-cell office:value-type="float" office:value="2292.64888215" calcext:value-type="float">
            <text:p>2292,64888215</text:p>
          </table:table-cell>
          <table:table-cell office:value-type="float" office:value="2254.16403294" calcext:value-type="float">
            <text:p>2254,16403294</text:p>
          </table:table-cell>
          <table:table-cell office:value-type="float" office:value="2290.54219389" calcext:value-type="float">
            <text:p>2290,54219389</text:p>
          </table:table-cell>
          <table:table-cell office:value-type="float" office:value="2172.55563498" calcext:value-type="float">
            <text:p>2172,55563498</text:p>
          </table:table-cell>
          <table:table-cell office:value-type="float" office:value="845.136465073" calcext:value-type="float">
            <text:p>845,136465073</text:p>
          </table:table-cell>
        </table:table-row>
        <table:table-row table:style-name="ro1">
          <table:table-cell office:value-type="string" calcext:value-type="string">
            <text:p>arq_3008.in</text:p>
          </table:table-cell>
          <table:table-cell office:value-type="float" office:value="9000" calcext:value-type="float">
            <text:p>9000</text:p>
          </table:table-cell>
          <table:table-cell office:value-type="float" office:value="5457.48370504" calcext:value-type="float">
            <text:p>5457,48370504</text:p>
          </table:table-cell>
          <table:table-cell office:value-type="float" office:value="2894.25254607" calcext:value-type="float">
            <text:p>2894,25254607</text:p>
          </table:table-cell>
          <table:table-cell office:value-type="float" office:value="2853.04042697" calcext:value-type="float">
            <text:p>2853,04042697</text:p>
          </table:table-cell>
          <table:table-cell office:value-type="float" office:value="2895.75424695" calcext:value-type="float">
            <text:p>2895,75424695</text:p>
          </table:table-cell>
          <table:table-cell office:value-type="float" office:value="2748.14892292" calcext:value-type="float">
            <text:p>2748,14892292</text:p>
          </table:table-cell>
          <table:table-cell office:value-type="float" office:value="1097.848984" calcext:value-type="float">
            <text:p>1097,848984</text:p>
          </table:table-cell>
        </table:table-row>
        <table:table-row table:style-name="ro1">
          <table:table-cell office:value-type="string" calcext:value-type="string">
            <text:p>arq_3009.in</text:p>
          </table:table-cell>
          <table:table-cell office:value-type="float" office:value="10000" calcext:value-type="float">
            <text:p>10000</text:p>
          </table:table-cell>
          <table:table-cell office:value-type="float" office:value="6733.92441201" calcext:value-type="float">
            <text:p>6733,92441201</text:p>
          </table:table-cell>
          <table:table-cell office:value-type="float" office:value="3567.04728889" calcext:value-type="float">
            <text:p>3567,04728889</text:p>
          </table:table-cell>
          <table:table-cell office:value-type="float" office:value="3523.86019111" calcext:value-type="float">
            <text:p>3523,86019111</text:p>
          </table:table-cell>
          <table:table-cell office:value-type="float" office:value="3571.28623581" calcext:value-type="float">
            <text:p>3571,28623581</text:p>
          </table:table-cell>
          <table:table-cell office:value-type="float" office:value="3711.77704" calcext:value-type="float">
            <text:p>3711,77704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en" fo:country="US" style:letter-kerning="true" style:font-name-asian="DejaVu Sans" style:font-size-asian="24pt" style:language-asian="zh" style:country-asian="CN" style:font-name-complex="DejaVu Sans" style:font-size-complex="24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8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8P0"/>
    </number:currency-style>
    <style:style style:name="Default" style:family="table-cell">
      <style:text-properties style:font-name-asian="Droid Sans Fallback" style:font-family-asian="'Droid Sans Fallback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6-26">00/00/0000</text:date>, <text:time style:data-style-name="N2" text:time-value="14:18:54.753544819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dc:date>2016-06-26T14:34:43.636270445</dc:date>
    <meta:generator>LibreOffice/5.0.5.2$Linux_X86_64 LibreOffice_project/00m0$Build-2</meta:generator>
    <meta:editing-duration>PT25S</meta:editing-duration>
    <meta:editing-cycles>2</meta:editing-cycles>
    <meta:document-statistic meta:table-count="1" meta:cell-count="87" meta:object-count="1"/>
  </office:meta>
</office:document-meta>
</file>

<file path=Object 1/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4" style:family="chart">
      <style:chart-properties chart:include-hidden-cells="false" chart:auto-position="true" chart:auto-size="true" chart:treat-empty-cells="leave-gap" chart:right-angled-axes="true"/>
    </style:style>
    <style:style style:name="ch5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0"/>
      <style:text-properties fo:font-size="9pt" style:font-size-asian="9pt" style:font-size-complex="9pt"/>
    </style:style>
    <style:style style:name="ch7" style:family="chart" style:data-style-name="N0">
      <style:chart-properties chart:display-label="true" chart:logarithmic="false" chart:reverse-direction="false" text:line-break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8" style:family="chart">
      <style:chart-properties chart:auto-position="true" style:rotation-angle="90"/>
      <style:text-properties fo:font-size="9pt" style:font-size-asian="9pt" style:font-size-complex="9pt"/>
    </style:style>
    <style:style style:name="ch9" style:family="chart">
      <style:graphic-properties svg:stroke-color="#b3b3b3"/>
    </style:style>
    <style:style style:name="ch10" style:family="chart" style:data-style-name="N0">
      <style:chart-properties chart:link-data-style-to-source="true"/>
      <style:graphic-properties draw:stroke="none" draw:fill-color="#83caff" dr3d:edge-rounding="5%"/>
      <style:text-properties fo:font-size="10pt" style:font-size-asian="10pt" style:font-size-complex="10pt"/>
    </style:style>
    <style:style style:name="ch11" style:family="chart" style:data-style-name="N0">
      <style:chart-properties chart:link-data-style-to-source="true"/>
      <style:graphic-properties draw:stroke="none" draw:fill-color="#7e0021" dr3d:edge-rounding="5%"/>
      <style:text-properties fo:font-size="10pt" style:font-size-asian="10pt" style:font-size-complex="10pt"/>
    </style:style>
    <style:style style:name="ch12" style:family="chart" style:data-style-name="N0">
      <style:chart-properties chart:link-data-style-to-source="true"/>
      <style:graphic-properties draw:stroke="none" draw:fill-color="#ffd320" dr3d:edge-rounding="5%"/>
      <style:text-properties fo:font-size="10pt" style:font-size-asian="10pt" style:font-size-complex="10pt"/>
    </style:style>
    <style:style style:name="ch13" style:family="chart" style:data-style-name="N0">
      <style:chart-properties chart:link-data-style-to-source="true"/>
      <style:graphic-properties draw:stroke="none" draw:fill-color="#579d1c" dr3d:edge-rounding="5%"/>
      <style:text-properties fo:font-size="10pt" style:font-size-asian="10pt" style:font-size-complex="10pt"/>
    </style:style>
    <style:style style:name="ch14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15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16" style:family="chart">
      <style:graphic-properties draw:stroke="solid" svg:stroke-color="#b3b3b3" draw:fill="none" draw:fill-color="#e6e6e6"/>
    </style:style>
    <style:style style:name="ch17" style:family="chart">
      <style:graphic-properties svg:stroke-color="#b3b3b3" draw:fill-color="#cccccc"/>
    </style:style>
  </office:automatic-styles>
  <office:body>
    <office:chart>
      <chart:chart svg:width="27.759cm" svg:height="14.424cm" xlink:href=".." xlink:type="simple" chart:class="chart:bar" chart:column-mapping="5 4 2 3 1 0" chart:style-name="ch1">
        <chart:title svg:x="10.264cm" svg:y="0.424cm" chart:style-name="ch2">
          <text:p>Desempenho Pelo Tamanho do Grid</text:p>
        </chart:title>
        <chart:legend chart:legend-position="end" svg:x="23.538cm" svg:y="5.668cm" style:legend-expansion="high" chart:style-name="ch3"/>
        <chart:plot-area chart:style-name="ch4" table:cell-range-address="Sheet1.B1:Sheet1.H11" chart:data-source-has-labels="both" svg:x="1.566cm" svg:y="1.517cm" svg:width="21.417cm" svg:height="11.638cm">
          <chartooo:coordinate-region svg:x="2.558cm" svg:y="1.716cm" svg:width="20.425cm" svg:height="10.792cm"/>
          <chart:axis chart:dimension="x" chart:name="primary-x" chart:style-name="ch5" chartooo:axis-type="auto">
            <chartooo:date-scale/>
            <chart:title svg:x="10.986cm" svg:y="13.443cm" chart:style-name="ch6">
              <text:p>Tamanho do Grid</text:p>
            </chart:title>
            <chart:categories table:cell-range-address="Sheet1.B2:Sheet1.B11"/>
          </chart:axis>
          <chart:axis chart:dimension="y" chart:name="primary-y" chart:style-name="ch7">
            <chart:title svg:x="0.451cm" svg:y="9.06cm" chart:style-name="ch8">
              <text:p>Tempo de execução (s)</text:p>
            </chart:title>
            <chart:grid chart:style-name="ch9" chart:class="major"/>
          </chart:axis>
          <chart:series chart:style-name="ch10" chart:values-cell-range-address="Sheet1.H2:Sheet1.H11" chart:label-cell-address="Sheet1.H1:Sheet1.H1" chart:class="chart:bar">
            <chart:data-point chart:repeated="10"/>
          </chart:series>
          <chart:series chart:style-name="ch11" chart:values-cell-range-address="Sheet1.G2:Sheet1.G11" chart:label-cell-address="Sheet1.G1:Sheet1.G1" chart:class="chart:bar">
            <chart:data-point chart:repeated="10"/>
          </chart:series>
          <chart:series chart:style-name="ch12" chart:values-cell-range-address="Sheet1.E2:Sheet1.E11" chart:label-cell-address="Sheet1.E1:Sheet1.E1" chart:class="chart:bar">
            <chart:data-point chart:repeated="10"/>
          </chart:series>
          <chart:series chart:style-name="ch13" chart:values-cell-range-address="Sheet1.F2:Sheet1.F11" chart:label-cell-address="Sheet1.F1:Sheet1.F1" chart:class="chart:bar">
            <chart:data-point chart:repeated="10"/>
          </chart:series>
          <chart:series chart:style-name="ch14" chart:values-cell-range-address="Sheet1.D2:Sheet1.D11" chart:label-cell-address="Sheet1.D1:Sheet1.D1" chart:class="chart:bar">
            <chart:data-point chart:repeated="10"/>
          </chart:series>
          <chart:series chart:style-name="ch15" chart:values-cell-range-address="Sheet1.C2:Sheet1.C11" chart:label-cell-address="Sheet1.C1:Sheet1.C1" chart:class="chart:bar">
            <chart:data-point chart:repeated="10"/>
          </chart:series>
          <chart:wall chart:style-name="ch16"/>
          <chart:floor chart:style-name="ch17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6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CUDA Shared Memory</text:p>
                <draw:g>
                  <svg:desc>Sheet1.H1:Sheet1.H1</svg:desc>
                </draw:g>
              </table:table-cell>
              <table:table-cell office:value-type="string">
                <text:p>CUDA</text:p>
                <draw:g>
                  <svg:desc>Sheet1.G1:Sheet1.G1</svg:desc>
                </draw:g>
              </table:table-cell>
              <table:table-cell office:value-type="string">
                <text:p>OpenMP Tasks</text:p>
                <draw:g>
                  <svg:desc>Sheet1.E1:Sheet1.E1</svg:desc>
                </draw:g>
              </table:table-cell>
              <table:table-cell office:value-type="string">
                <text:p>OpenMP</text:p>
                <draw:g>
                  <svg:desc>Sheet1.F1:Sheet1.F1</svg:desc>
                </draw:g>
              </table:table-cell>
              <table:table-cell office:value-type="string">
                <text:p>Pthreads</text:p>
                <draw:g>
                  <svg:desc>Sheet1.D1:Sheet1.D1</svg:desc>
                </draw:g>
              </table:table-cell>
              <table:table-cell office:value-type="string">
                <text:p>Serial</text:p>
                <draw:g>
                  <svg:desc>Sheet1.C1:Sheet1.C1</svg:desc>
                </draw:g>
              </table:table-cell>
            </table:table-row>
          </table:table-header-rows>
          <table:table-rows>
            <table:table-row>
              <table:table-cell office:value-type="float" office:value="1000">
                <text:p>1000</text:p>
                <draw:g>
                  <svg:desc>Sheet1.B2:Sheet1.B11</svg:desc>
                </draw:g>
              </table:table-cell>
              <table:table-cell office:value-type="float" office:value="13.485314846">
                <text:p>13.485314846</text:p>
                <draw:g>
                  <svg:desc>Sheet1.H2:Sheet1.H11</svg:desc>
                </draw:g>
              </table:table-cell>
              <table:table-cell office:value-type="float" office:value="33.9187350273">
                <text:p>33.9187350273</text:p>
                <draw:g>
                  <svg:desc>Sheet1.G2:Sheet1.G11</svg:desc>
                </draw:g>
              </table:table-cell>
              <table:table-cell office:value-type="float" office:value="36.6053090096">
                <text:p>36.6053090096</text:p>
                <draw:g>
                  <svg:desc>Sheet1.E2:Sheet1.E11</svg:desc>
                </draw:g>
              </table:table-cell>
              <table:table-cell office:value-type="float" office:value="36.2584908009">
                <text:p>36.2584908009</text:p>
                <draw:g>
                  <svg:desc>Sheet1.F2:Sheet1.F11</svg:desc>
                </draw:g>
              </table:table-cell>
              <table:table-cell office:value-type="float" office:value="37.3805179596">
                <text:p>37.3805179596</text:p>
                <draw:g>
                  <svg:desc>Sheet1.D2:Sheet1.D11</svg:desc>
                </draw:g>
              </table:table-cell>
              <table:table-cell office:value-type="float" office:value="67.3785090446">
                <text:p>67.3785090446</text:p>
                <draw:g>
                  <svg:desc>Sheet1.C2:Sheet1.C11</svg:desc>
                </draw:g>
              </table:table-cell>
            </table:table-row>
            <table:table-row>
              <table:table-cell office:value-type="float" office:value="2000">
                <text:p>2000</text:p>
              </table:table-cell>
              <table:table-cell office:value-type="float" office:value="52.7332720757">
                <text:p>52.7332720757</text:p>
              </table:table-cell>
              <table:table-cell office:value-type="float" office:value="135.39635396">
                <text:p>135.39635396</text:p>
              </table:table-cell>
              <table:table-cell office:value-type="float" office:value="143.272667885">
                <text:p>143.272667885</text:p>
              </table:table-cell>
              <table:table-cell office:value-type="float" office:value="147.152778864">
                <text:p>147.152778864</text:p>
              </table:table-cell>
              <table:table-cell office:value-type="float" office:value="231.383682013">
                <text:p>231.383682013</text:p>
              </table:table-cell>
              <table:table-cell office:value-type="float" office:value="270.122245073">
                <text:p>270.122245073</text:p>
              </table:table-cell>
            </table:table-row>
            <table:table-row>
              <table:table-cell office:value-type="float" office:value="3000">
                <text:p>3000</text:p>
              </table:table-cell>
              <table:table-cell office:value-type="float" office:value="117.909232855">
                <text:p>117.909232855</text:p>
              </table:table-cell>
              <table:table-cell office:value-type="float" office:value="304.606456041">
                <text:p>304.606456041</text:p>
              </table:table-cell>
              <table:table-cell office:value-type="float" office:value="319.465327978">
                <text:p>319.465327978</text:p>
              </table:table-cell>
              <table:table-cell office:value-type="float" office:value="329.507287979">
                <text:p>329.507287979</text:p>
              </table:table-cell>
              <table:table-cell office:value-type="float" office:value="329.464223146">
                <text:p>329.464223146</text:p>
              </table:table-cell>
              <table:table-cell office:value-type="float" office:value="606.290369987">
                <text:p>606.290369987</text:p>
              </table:table-cell>
            </table:table-row>
            <table:table-row>
              <table:table-cell office:value-type="float" office:value="4000">
                <text:p>4000</text:p>
              </table:table-cell>
              <table:table-cell office:value-type="float" office:value="210.813822031">
                <text:p>210.813822031</text:p>
              </table:table-cell>
              <table:table-cell office:value-type="float" office:value="547.693758011">
                <text:p>547.693758011</text:p>
              </table:table-cell>
              <table:table-cell office:value-type="float" office:value="565.330203056">
                <text:p>565.330203056</text:p>
              </table:table-cell>
              <table:table-cell office:value-type="float" office:value="581.774564028">
                <text:p>581.774564028</text:p>
              </table:table-cell>
              <table:table-cell office:value-type="float" office:value="580.273646832">
                <text:p>580.273646832</text:p>
              </table:table-cell>
              <table:table-cell office:value-type="float" office:value="1119.37512207">
                <text:p>1119.37512207</text:p>
              </table:table-cell>
            </table:table-row>
            <table:table-row>
              <table:table-cell office:value-type="float" office:value="5000">
                <text:p>5000</text:p>
              </table:table-cell>
              <table:table-cell office:value-type="float" office:value="330.82465291">
                <text:p>330.82465291</text:p>
              </table:table-cell>
              <table:table-cell office:value-type="float" office:value="849.477785826">
                <text:p>849.477785826</text:p>
              </table:table-cell>
              <table:table-cell office:value-type="float" office:value="882.014249086">
                <text:p>882.014249086</text:p>
              </table:table-cell>
              <table:table-cell office:value-type="float" office:value="905.167304039">
                <text:p>905.167304039</text:p>
              </table:table-cell>
              <table:table-cell office:value-type="float" office:value="903.785011053">
                <text:p>903.785011053</text:p>
              </table:table-cell>
              <table:table-cell office:value-type="float" office:value="1683.35314298">
                <text:p>1683.35314298</text:p>
              </table:table-cell>
            </table:table-row>
            <table:table-row>
              <table:table-cell office:value-type="float" office:value="6000">
                <text:p>6000</text:p>
              </table:table-cell>
              <table:table-cell office:value-type="float" office:value="473.899220943">
                <text:p>473.899220943</text:p>
              </table:table-cell>
              <table:table-cell office:value-type="float" office:value="1232.49102902">
                <text:p>1232.49102902</text:p>
              </table:table-cell>
              <table:table-cell office:value-type="float" office:value="1272.40092206">
                <text:p>1272.40092206</text:p>
              </table:table-cell>
              <table:table-cell office:value-type="float" office:value="1297.26960206">
                <text:p>1297.26960206</text:p>
              </table:table-cell>
              <table:table-cell office:value-type="float" office:value="1298.57569814">
                <text:p>1298.57569814</text:p>
              </table:table-cell>
              <table:table-cell office:value-type="float" office:value="2430.45656896">
                <text:p>2430.45656896</text:p>
              </table:table-cell>
            </table:table-row>
            <table:table-row>
              <table:table-cell office:value-type="float" office:value="7000">
                <text:p>7000</text:p>
              </table:table-cell>
              <table:table-cell office:value-type="float" office:value="641.938765049">
                <text:p>641.938765049</text:p>
              </table:table-cell>
              <table:table-cell office:value-type="float" office:value="1662.84190702">
                <text:p>1662.84190702</text:p>
              </table:table-cell>
              <table:table-cell office:value-type="float" office:value="1726.56234884">
                <text:p>1726.56234884</text:p>
              </table:table-cell>
              <table:table-cell office:value-type="float" office:value="1759.31592202">
                <text:p>1759.31592202</text:p>
              </table:table-cell>
              <table:table-cell office:value-type="float" office:value="1761.11435318">
                <text:p>1761.11435318</text:p>
              </table:table-cell>
              <table:table-cell office:value-type="float" office:value="3302.32450104">
                <text:p>3302.32450104</text:p>
              </table:table-cell>
            </table:table-row>
            <table:table-row>
              <table:table-cell office:value-type="float" office:value="8000">
                <text:p>8000</text:p>
              </table:table-cell>
              <table:table-cell office:value-type="float" office:value="845.136465073">
                <text:p>845.136465073</text:p>
              </table:table-cell>
              <table:table-cell office:value-type="float" office:value="2172.55563498">
                <text:p>2172.55563498</text:p>
              </table:table-cell>
              <table:table-cell office:value-type="float" office:value="2254.16403294">
                <text:p>2254.16403294</text:p>
              </table:table-cell>
              <table:table-cell office:value-type="float" office:value="2290.54219389">
                <text:p>2290.54219389</text:p>
              </table:table-cell>
              <table:table-cell office:value-type="float" office:value="2292.64888215">
                <text:p>2292.64888215</text:p>
              </table:table-cell>
              <table:table-cell office:value-type="float" office:value="4323.86851406">
                <text:p>4323.86851406</text:p>
              </table:table-cell>
            </table:table-row>
            <table:table-row>
              <table:table-cell office:value-type="float" office:value="9000">
                <text:p>9000</text:p>
              </table:table-cell>
              <table:table-cell office:value-type="float" office:value="1097.848984">
                <text:p>1097.848984</text:p>
              </table:table-cell>
              <table:table-cell office:value-type="float" office:value="2748.14892292">
                <text:p>2748.14892292</text:p>
              </table:table-cell>
              <table:table-cell office:value-type="float" office:value="2853.04042697">
                <text:p>2853.04042697</text:p>
              </table:table-cell>
              <table:table-cell office:value-type="float" office:value="2895.75424695">
                <text:p>2895.75424695</text:p>
              </table:table-cell>
              <table:table-cell office:value-type="float" office:value="2894.25254607">
                <text:p>2894.25254607</text:p>
              </table:table-cell>
              <table:table-cell office:value-type="float" office:value="5457.48370504">
                <text:p>5457.48370504</text:p>
              </table:table-cell>
            </table:table-row>
            <table:table-row>
              <table:table-cell office:value-type="float" office:value="10000">
                <text:p>10000</text:p>
              </table:table-cell>
              <table:table-cell office:value-type="float" office:value="NaN">
                <text:p>NaN</text:p>
              </table:table-cell>
              <table:table-cell office:value-type="float" office:value="3711.77704">
                <text:p>3711.77704</text:p>
              </table:table-cell>
              <table:table-cell office:value-type="float" office:value="3523.86019111">
                <text:p>3523.86019111</text:p>
              </table:table-cell>
              <table:table-cell office:value-type="float" office:value="3571.28623581">
                <text:p>3571.28623581</text:p>
              </table:table-cell>
              <table:table-cell office:value-type="float" office:value="3567.04728889">
                <text:p>3567.04728889</text:p>
              </table:table-cell>
              <table:table-cell office:value-type="float" office:value="6733.92441201">
                <text:p>6733.92441201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chartooo="http://openoffice.org/2010/chart" office:version="1.2">
  <office:meta>
    <meta:generator>LibreOffice/5.0.5.2$Linux_X86_64 LibreOffice_project/00m0$Build-2</meta:generator>
  </office:meta>
</office:document-meta>
</file>

<file path=Object 1/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chart="urn:oasis:names:tc:opendocument:xmlns:chart:1.0" xmlns:dr3d="urn:oasis:names:tc:opendocument:xmlns:dr3d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hartooo="http://openoffice.org/2010/chart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styles/>
</office:document-styles>
</file>